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list-style-name="L2">
      <style:paragraph-properties fo:text-align="justify" style:justify-single-word="false"/>
    </style:style>
    <style:style style:name="P5" style:family="paragraph" style:parent-style-name="Standard" style:list-style-name="L3">
      <style:paragraph-properties fo:text-align="justify" style:justify-single-word="false"/>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chitecture Logicielle</text:h>
      <text:h text:style-name="Heading_20_2" text:outline-level="2">Création d'un serveur et rôle du Super Administrateur (SA)</text:h>
      <text:p text:style-name="Standard">Le super administrateur (SA) se trouve en haut de la hiérarchie. C'est lui qui s'occupe d'héberger le serveur système, le serveur WEB et éventuellement le serveur SVN, s'il n'existe pas déjà. En effet, la phase d'installation du serveur système se décompose ainsi:</text:p>
      <text:list xml:id="list463113966" text:style-name="L1">
        <text:list-item>
          <text:p text:style-name="P1">création d'un serveur WEB sur la machine du SA, <text:s/>où sera hébergée l'Interface WEB (IW)</text:p>
        </text:list-item>
        <text:list-item>
          <text:p text:style-name="P3">s'il n'existe pas déjà, création d'un serveur SVN sur la machine du SA ou ailleurs. S'il existe, le SA doit en avoir les droits d'administrateur. Dans tous les cas, récupération de l'adresse et du port d'accès au serveur SVN, et stockage de ces informations dans une base MySQL (créée lors de l'installation du serveur WEB).</text:p>
        </text:list-item>
        <text:list-item>
          <text:p text:style-name="P3">Création d'un compte SVN pour le SA, ou seulement restitution des identifiants si le serveur SVN existait déjà.</text:p>
        </text:list-item>
      </text:list>
      <text:p text:style-name="P2">Ce compte, et tous les comptes SVN créés ultérieurement, seront stockés dans une base de données (la BDD) MySQL qui contiendra comme entrées: identifiants des utilisateurs, leurs droits, le/les dépôt(s) leur(s) étant associé(s).</text:p>
      <text:h text:style-name="Heading_20_2" text:outline-level="2">Création d'un nouveau dépôt et apparition de l'Administrateur (admin)</text:h>
      <text:p text:style-name="P2">À chaque dépôt créé sur le serveur SVN correspond un ou plusieurs administrateurs, qui seront tenus de le gérer. C'est le SA qui s'occupe d'ajouter un admin (et donc un dépôt), selon la procédure suivante:</text:p>
      <text:list xml:id="list245607781" text:style-name="L2">
        <text:list-item>
          <text:p text:style-name="P4">Le SA se connecte à l'IW grâce à ses identifiants. La vérification de ceux-ci se fait grâce à la BDD MySQL évoquée plus haut.</text:p>
        </text:list-item>
        <text:list-item>
          <text:p text:style-name="P4">Toujours via l'IW, il renseigne un nom de dépôt ainsi qu'un nom et un mot de passe admin à créer.</text:p>
        </text:list-item>
        <text:list-item>
          <text:p text:style-name="P4">L'interface WEB va d'une part rentrer ce nouveau compte dans la BDD MySQL, et va communiquer au serveur système ces informations.</text:p>
        </text:list-item>
        <text:list-item>
          <text:p text:style-name="P4">Le serveur système va ensuite se connecter au serveur SVN en utilisant les identifiants de connexion du SA, pour créer un dépôt ainsi qu'un nouveau compte, en donnant les droits nécessaires à ce nouvel administrateur.</text:p>
        </text:list-item>
      </text:list>
      <text:h text:style-name="Heading_20_2" text:outline-level="2">Création d'un client</text:h>
      <text:p text:style-name="P2">Un client correspond à l'utilisateur le plus bas dans notre hiérarchie. C'est le rôle de l'administrateur <text:s text:c="2"/>de créer son compte, selon la procédure suivante:</text:p>
      <text:list xml:id="list1480041283" text:style-name="L3">
        <text:list-item>
          <text:p text:style-name="P5">L'administrateur se connecte à l'IW grâce à ses identifiants.</text:p>
        </text:list-item>
        <text:list-item>
          <text:p text:style-name="P5">L'administrateur choisi un dépôt dont il est administrateur et crée un client<office:annotation><dc:creator>julien </dc:creator><dc:date>2011-03-01T14:38:20</dc:date><text:p text:style-name="P6"><text:span text:style-name="T1">Il peut aussi seulement l'ajouter (si le client existe déjà).</text:span></text:p><text:p text:style-name="P6"><text:span text:style-name="T1">Aussi il faut gérer le fait qu'un client ici peut etre un admin d'un autre dépot</text:span></text:p></office:annotation>, en précisant ses identifiants, qui aura accès à ce dépôt, avec des droits en lecture et en écriture à préciser.</text:p>
        </text:list-item>
        <text:list-item>
          <text:p text:style-name="P5">L'IW va rentrer ce nouveau compte dans la BDD MySQL et va à nouveau communiquer ces informations au serveur système.</text:p>
        </text:list-item>
      </text:list>
      <text:list xml:id="list635815708" text:continue-list="list245607781" text:style-name="L2">
        <text:list-item>
          <text:p text:style-name="P4">Le serveur système va ensuite se connecter au serveur SVN en utilisant les identifiants de connexion du SA, pour créer un nouveau compte, en donnant les droits nécessaires à ce nouvel utilisateu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ulien </meta:initial-creator>
    <meta:creation-date>2011-03-01T14:06:28</meta:creation-date>
    <meta:document-statistic meta:table-count="0" meta:image-count="0" meta:object-count="0" meta:page-count="1" meta:paragraph-count="19" meta:word-count="450" meta:character-count="2688"/>
    <dc:date>2011-03-01T14:42:08</dc:date>
    <dc:creator>julien </dc:creator>
    <meta:editing-duration>PT00H05M19S</meta:editing-duration>
    <meta:editing-cycles>1</meta:editing-cycles>
    <meta:generator>OpenOffice.org/3.1$Linux OpenOffice.org_project/310m19$Build-9420</meta:generator>
  </office:meta>
</office:document-meta>
</file>